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svg:stroke-color="#000000" draw:fill="hatch" draw:fill-color="#729fcf" draw:fill-hatch-name="Black_20_45_20_Degrees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  <style:paragraph-properties style:writing-mode="lr-tb"/>
    </style:style>
    <style:style style:name="gr5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5cm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cm" draw:marker-start-width="0.08cm" draw:marker-end="Arrow" draw:marker-end-width="0.18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cm" fo:min-width="3.4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2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hatch" draw:fill-color="#729fcf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5cm" svg:height="0.5cm" svg:x="9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65cm" svg:height="0.649cm" svg:x="10.035cm" svg:y="3.5cm">
          <draw:text-box>
            <text:p><text:span text:style-name="T1">buf[BLKDIM+2]</text:span></text:p>
          </draw:text-box>
        </draw:frame>
        <draw:frame draw:style-name="gr4" draw:text-style-name="P4" draw:layer="layout" svg:width="2cm" svg:height="0.649cm" svg:x="14cm" svg:y="2cm">
          <draw:text-box>
            <text:p><text:span text:style-name="T1">d_cur[]</text:span></text:p>
          </draw:text-box>
        </draw:frame>
        <draw:custom-shape draw:style-name="gr5" draw:text-style-name="P5" draw:layer="layout" svg:width="0.25cm" svg:height="4cm" draw:transform="rotate (1.5707963267949) translate (5.5cm 1.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4.75cm" svg:height="0.649cm" svg:x="5.25cm" svg:y="1cm">
          <draw:text-box>
            <text:p><text:span text:style-name="T1">SCL_DEFAULT_WG_SIZE</text:span></text:p>
          </draw:text-box>
        </draw:frame>
        <draw:line draw:style-name="gr7" draw:text-style-name="P5" draw:layer="layout" svg:x1="6.25cm" svg:y1="2.5cm" svg:x2="6.25cm" svg:y2="3.5cm">
          <text:p/>
        </draw:line>
        <draw:frame draw:style-name="gr4" draw:text-style-name="P4" draw:layer="layout" svg:width="1.965cm" svg:height="0.649cm" svg:x="6.75cm" svg:y="2.601cm">
          <draw:text-box>
            <text:p><text:span text:style-name="T1">gindex</text:span></text:p>
          </draw:text-box>
        </draw:frame>
        <draw:frame draw:style-name="gr4" draw:text-style-name="P4" draw:layer="layout" svg:width="1.965cm" svg:height="0.649cm" svg:x="6.75cm" svg:y="4.25cm">
          <draw:text-box>
            <text:p><text:span text:style-name="T1">lindex</text:span></text:p>
          </draw:text-box>
        </draw:frame>
        <draw:line draw:style-name="gr8" draw:text-style-name="P5" draw:layer="layout" svg:x1="7cm" svg:y1="4.5cm" svg:x2="6.5cm" svg:y2="4cm">
          <text:p/>
        </draw:line>
        <draw:line draw:style-name="gr8" draw:text-style-name="P5" draw:layer="layout" svg:x1="7cm" svg:y1="3cm" svg:x2="6.5cm" svg:y2="2.5cm">
          <text:p/>
        </draw:line>
        <draw:frame draw:style-name="gr9" draw:text-style-name="P6" xml:id="id1" draw:id="id1" draw:layer="layout" svg:width="1.484cm" svg:height="0.395cm" svg:x="10.5cm" svg:y="2.855cm">
          <draw:text-box>
            <text:p><text:span text:style-name="T2">ghost cell</text:span></text:p>
          </draw:text-box>
        </draw:frame>
        <draw:connector draw:style-name="gr10" draw:text-style-name="P5" draw:layer="layout" draw:type="line" svg:x1="10.5cm" svg:y1="3.052cm" svg:x2="9.75cm" svg:y2="3.5cm" draw:start-shape="id1" draw:start-glue-point="3" draw:end-shape="id2" draw:end-glue-point="0" svg:d="M10500 3052l-750 448" svg:viewBox="0 0 751 449">
          <text:p/>
        </draw:connector>
        <draw:custom-shape draw:style-name="gr3" draw:text-style-name="P3" draw:layer="layout" svg:width="0.5cm" svg:height="0.5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3.5cm" svg:y="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11cm" svg:height="0.645cm" svg:x="3.139cm" svg:y="3.5cm">
          <draw:text-box>
            <text:p><text:span text:style-name="T2">__local</text:span></text:p>
          </draw:text-box>
        </draw:frame>
        <draw:custom-shape draw:style-name="gr12" draw:text-style-name="P5" draw:layer="layout" svg:width="4cm" svg:height="0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cm" svg:height="0.5cm" svg:x="5.5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cm" svg:height="0.5cm" svg:x="9.5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cm" svg:height="0.5cm" svg:x="5.5cm" svg:y="3.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4.226cm" svg:height="0.569cm" svg:x="8.774cm" svg:y="4.297cm">
          <draw:text-box>
            <text:p><text:span text:style-name="T3">SCL_DEFAULT_WG_SIZE+1</text:span></text:p>
          </draw:text-box>
        </draw:frame>
        <draw:frame draw:style-name="gr14" draw:text-style-name="P7" draw:layer="layout" svg:width="0.635cm" svg:height="0.569cm" svg:x="4.908cm" svg:y="4.306cm">
          <draw:text-box>
            <text:p><text:span text:style-name="T3">0</text:span></text:p>
          </draw:text-box>
        </draw:frame>
        <draw:line draw:style-name="gr15" draw:text-style-name="P5" draw:layer="layout" svg:x1="5.227cm" svg:y1="4.406cm" svg:x2="5.227cm" svg:y2="3.957cm">
          <text:p/>
        </draw:line>
        <draw:line draw:style-name="gr15" draw:text-style-name="P5" draw:layer="layout" svg:x1="9.76cm" svg:y1="4.407cm" svg:x2="9.76cm" svg:y2="3.9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8T10:59:43.489175194</dc:date>
    <dc:creator>Moreno Marzolla</dc:creator>
    <meta:editing-duration>PT1M</meta:editing-duration>
    <meta:editing-cycles>4</meta:editing-cycles>
    <meta:generator>LibreOffice/6.4.7.2$Linux_X86_64 LibreOffice_project/40$Build-2</meta:generator>
    <meta:document-statistic meta:object-count="56"/>
  </office:meta>
</office:document-meta>
</file>